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70000000365E2594281DCB4E9C.png" manifest:media-type="image/png"/>
  <manifest:file-entry manifest:full-path="Pictures/100000000000011D000000D2A96C4B95AACCD217.png" manifest:media-type="image/png"/>
  <manifest:file-entry manifest:full-path="Pictures/1000000000000020000000204B249CA79A42C6D7.png" manifest:media-type="image/png"/>
  <manifest:file-entry manifest:full-path="Pictures/10000000000006A2000006A041A2D6B455941E0C.jpg" manifest:media-type="image/jpeg"/>
  <manifest:file-entry manifest:full-path="Pictures/10000000000000A1000000458502ECEB4AF7272C.png" manifest:media-type="image/png"/>
  <manifest:file-entry manifest:full-path="Pictures/1000000000000203000001DC0725E8D55FADD47E.jpg" manifest:media-type="image/jpeg"/>
  <manifest:file-entry manifest:full-path="Pictures/100000000000021A000000EBD70B3FB31370C105.jpg" manifest:media-type="image/jpeg"/>
  <manifest:file-entry manifest:full-path="Pictures/1000000000000193000000AA12D58A5543FB92FD.png" manifest:media-type="image/png"/>
  <manifest:file-entry manifest:full-path="Pictures/100002010000060F000004AE39E1005EF19C9F0A.png" manifest:media-type="image/png"/>
  <manifest:file-entry manifest:full-path="Pictures/10000000000000C8000000C8CEAC5367EB2A4F49.png" manifest:media-type="image/png"/>
  <manifest:file-entry manifest:full-path="Pictures/10000201000002C6000001FF7BB496E311A63E19.png" manifest:media-type="image/png"/>
  <manifest:file-entry manifest:full-path="Pictures/100000000000011D000000BCEAEA27D6D9F9DA10.png" manifest:media-type="image/png"/>
  <manifest:file-entry manifest:full-path="Pictures/10000200000000BD0000005780074AFEF1F9631A.gif" manifest:media-type="image/gif"/>
  <manifest:file-entry manifest:full-path="Pictures/10000000000004B0000003845A262F33277E49EF.jpg" manifest:media-type="image/jpeg"/>
  <manifest:file-entry manifest:full-path="Pictures/100000000000011E0000010388C8E0A6E0DF7D98.png" manifest:media-type="image/png"/>
  <manifest:file-entry manifest:full-path="Pictures/100002010000026A00000128191BBA5FA2859407.png" manifest:media-type="image/png"/>
  <manifest:file-entry manifest:full-path="Pictures/100000000000010E000000DC8B27A81E0D9200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9.304cm" svg:height="2.54cm" svg:x="5.588cm" svg:y="0.254cm" presentation:class="title" presentation:user-transformed="true">
          <draw:text-box>
            <text:p text:style-name="P2"><text:span text:style-name="T1">Cuaderno </text:span><text:span text:style-name="T1">Técnico de </text:span><text:span text:style-name="T1">FPGAs </text:span><text:span text:style-name="T1">libres</text:span></text:p>
          </draw:text-box>
        </draw:frame>
        <draw:frame draw:style-name="gr2" draw:text-style-name="P5" draw:layer="layout" svg:width="8.636cm" svg:height="1.016cm" svg:x="1.524cm" svg:y="14.986cm">
          <draw:text-box>
            <text:p text:style-name="P4"><text:span text:style-name="T2">Juan González Gómez</text:span></text:p>
          </draw:text-box>
        </draw:frame>
        <draw:frame draw:style-name="gr3" draw:text-style-name="P6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6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3" draw:text-style-name="P6" draw:layer="layout" svg:width="3.476cm" svg:height="1.6cm" svg:x="14.732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3" draw:text-style-name="P6" draw:layer="layout" svg:width="2.11cm" svg:height="1.95cm" svg:x="18.46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3" draw:text-style-name="P6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2"><text:span text:style-name="T5">CT.5: SPI Esclavo</text:span></text:p>
          </draw:text-box>
        </draw:frame>
        <draw:frame draw:style-name="gr3" draw:text-style-name="P6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096cm" svg:y="19.05cm">
          <draw:text-box>
            <text:p><text:span text:style-name="T6">Madrid, 2019-Jun-13</text:span></text:p>
          </draw:text-box>
        </draw:frame>
        <draw:frame draw:style-name="gr3" draw:text-style-name="P6" draw:layer="layout" svg:width="4.453cm" svg:height="1.908cm" svg:x="1.872cm" svg:y="4.826cm">
          <draw:image xlink:href="Pictures/10000000000000A1000000458502ECEB4AF7272C.png" xlink:type="simple" xlink:show="embed" xlink:actuate="onLoad">
            <text:p/>
          </draw:image>
        </draw:frame>
        <draw:frame draw:style-name="gr3" draw:text-style-name="P6" draw:layer="layout" svg:width="2.032cm" svg:height="2.032cm" svg:x="20.57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3" draw:text-style-name="P6" draw:layer="layout" svg:width="5.294cm" svg:height="3.81cm" svg:x="21.63cm" svg:y="13.716cm">
          <draw:image xlink:href="Pictures/10000201000002C6000001FF7BB496E311A63E19.png" xlink:type="simple" xlink:show="embed" xlink:actuate="onLoad">
            <text:p/>
          </draw:image>
        </draw:frame>
        <draw:frame draw:style-name="gr3" draw:text-style-name="P6" draw:layer="layout" svg:width="5.149cm" svg:height="3.862cm" svg:x="0.185cm" svg:y="0.456cm">
          <draw:image xlink:href="Pictures/10000000000004B0000003845A262F33277E49EF.jpg" xlink:type="simple" xlink:show="embed" xlink:actuate="onLoad">
            <text:p/>
          </draw:image>
        </draw:frame>
        <draw:frame draw:style-name="gr7" draw:text-style-name="P11" draw:layer="layout" svg:width="14.174cm" svg:height="6.789cm" svg:x="0.812cm" svg:y="5.657cm">
          <draw:image xlink:href="Pictures/100002010000026A00000128191BBA5FA2859407.png" xlink:type="simple" xlink:show="embed" xlink:actuate="onLoad">
            <text:p/>
          </draw:image>
        </draw:frame>
        <draw:frame draw:style-name="gr7" draw:text-style-name="P11" draw:layer="layout" svg:width="5.33cm" svg:height="4.826cm" svg:x="15.752cm" svg:y="12.7cm">
          <draw:image xlink:href="Pictures/100000000000011E0000010388C8E0A6E0DF7D98.png" xlink:type="simple" xlink:show="embed" xlink:actuate="onLoad">
            <text:p/>
          </draw:image>
        </draw:frame>
        <draw:frame draw:style-name="gr7" draw:text-style-name="P11" draw:layer="layout" svg:width="6.014cm" svg:height="3.967cm" svg:x="21.418cm" svg:y="7.971cm">
          <draw:image xlink:href="Pictures/100000000000011D000000BCEAEA27D6D9F9DA10.png" xlink:type="simple" xlink:show="embed" xlink:actuate="onLoad">
            <text:p/>
          </draw:image>
        </draw:frame>
        <draw:frame draw:style-name="gr7" draw:text-style-name="P11" draw:layer="layout" svg:width="6.55cm" svg:height="4.826cm" svg:x="21.082cm" svg:y="2.794cm">
          <draw:image xlink:href="Pictures/100000000000011D000000D2A96C4B95AACCD217.png" xlink:type="simple" xlink:show="embed" xlink:actuate="onLoad">
            <text:p/>
          </draw:image>
        </draw:frame>
        <draw:frame draw:style-name="gr7" draw:text-style-name="P11" draw:layer="layout" svg:width="5.775cm" svg:height="4.706cm" svg:x="15.561cm" svg:y="2.794cm">
          <draw:image xlink:href="Pictures/100000000000010E000000DC8B27A81E0D920071.png" xlink:type="simple" xlink:show="embed" xlink:actuate="onLoad">
            <text:p/>
          </draw:image>
        </draw:frame>
        <draw:frame draw:style-name="gr7" draw:text-style-name="P11" draw:layer="layout" svg:width="2.961cm" svg:height="1.427cm" svg:x="16.764cm" svg:y="9.398cm">
          <draw:image xlink:href="Pictures/1000000000000070000000365E2594281DCB4E9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6-13T12:52:18.448380580</dc:date>
    <meta:editing-duration>P8DT54M49S</meta:editing-duration>
    <meta:editing-cycles>546</meta:editing-cycles>
    <meta:generator>LibreOffice/6.0.7.3$Linux_X86_64 LibreOffice_project/00m0$Build-3</meta:generator>
    <meta:print-date>2017-10-04T10:42:29.653181544</meta:print-date>
    <meta:document-statistic meta:object-count="47"/>
  </office:meta>
</office:document-meta>
</file>